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6-tra-90k-5000res-2folds-1e-06ridge-50w2vdim-&lt;end&gt;-09-09_21:5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069970593266" calcext:value-type="float">
            <text:p>0.2406997059</text:p>
          </table:table-cell>
          <table:table-cell office:value-type="float" office:value="0.000606075946500431" calcext:value-type="float">
            <text:p>0.0006060759</text:p>
          </table:table-cell>
          <table:table-cell office:value-type="float" office:value="0.114955220218378" calcext:value-type="float">
            <text:p>0.1149552202</text:p>
          </table:table-cell>
          <table:table-cell office:value-type="float" office:value="0.00089559563243774" calcext:value-type="float">
            <text:p>0.0008955956</text:p>
          </table:table-cell>
          <table:table-cell office:value-type="float" office:value="0.529444239970556" calcext:value-type="float">
            <text:p>0.52944424</text:p>
          </table:table-cell>
          <table:table-cell office:value-type="float" office:value="0.00018402649981597" calcext:value-type="float">
            <text:p>0.000184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3870840009229" calcext:value-type="float">
            <text:p>0.24387084</text:p>
          </table:table-cell>
          <table:table-cell office:value-type="float" office:value="0.000380867638155147" calcext:value-type="float">
            <text:p>0.0003808676</text:p>
          </table:table-cell>
          <table:table-cell office:value-type="float" office:value="0.124216353821617" calcext:value-type="float">
            <text:p>0.1242163538</text:p>
          </table:table-cell>
          <table:table-cell office:value-type="float" office:value="0.00088792786161207" calcext:value-type="float">
            <text:p>0.0008879279</text:p>
          </table:table-cell>
          <table:table-cell office:value-type="float" office:value="0.562200956937799" calcext:value-type="float">
            <text:p>0.5622009569</text:p>
          </table:table-cell>
          <table:table-cell office:value-type="float" office:value="0.0149061464850938" calcext:value-type="float">
            <text:p>0.0149061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1387505065667" calcext:value-type="float">
            <text:p>0.2413875051</text:p>
          </table:table-cell>
          <table:table-cell office:value-type="float" office:value="0.000590146871265518" calcext:value-type="float">
            <text:p>0.0005901469</text:p>
          </table:table-cell>
          <table:table-cell office:value-type="float" office:value="0.11791037909459" calcext:value-type="float">
            <text:p>0.1179103791</text:p>
          </table:table-cell>
          <table:table-cell office:value-type="float" office:value="0.000516807753649859" calcext:value-type="float">
            <text:p>0.0005168078</text:p>
          </table:table-cell>
          <table:table-cell office:value-type="float" office:value="0.532388663967611" calcext:value-type="float">
            <text:p>0.532388664</text:p>
          </table:table-cell>
          <table:table-cell office:value-type="float" office:value="0.00349650349650349" calcext:value-type="float">
            <text:p>0.0034965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2908914322431" calcext:value-type="float">
            <text:p>0.2429089143</text:p>
          </table:table-cell>
          <table:table-cell office:value-type="float" office:value="0.00155174364298517" calcext:value-type="float">
            <text:p>0.0015517436</text:p>
          </table:table-cell>
          <table:table-cell office:value-type="float" office:value="0.119374923322292" calcext:value-type="float">
            <text:p>0.1193749233</text:p>
          </table:table-cell>
          <table:table-cell office:value-type="float" office:value="0.000696233590970437" calcext:value-type="float">
            <text:p>0.0006962336</text:p>
          </table:table-cell>
          <table:table-cell office:value-type="float" office:value="0.539933750460066" calcext:value-type="float">
            <text:p>0.5399337505</text:p>
          </table:table-cell>
          <table:table-cell office:value-type="float" office:value="0.00699300699300703" calcext:value-type="float">
            <text:p>0.00699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276638396036" calcext:value-type="float">
            <text:p>0.2432766384</text:p>
          </table:table-cell>
          <table:table-cell office:value-type="float" office:value="0.000583736483357383" calcext:value-type="float">
            <text:p>0.0005837365</text:p>
          </table:table-cell>
          <table:table-cell office:value-type="float" office:value="0.121764200711569" calcext:value-type="float">
            <text:p>0.1217642007</text:p>
          </table:table-cell>
          <table:table-cell office:value-type="float" office:value="0.00167464114832536" calcext:value-type="float">
            <text:p>0.0016746411</text:p>
          </table:table-cell>
          <table:table-cell office:value-type="float" office:value="0.543982333456018" calcext:value-type="float">
            <text:p>0.5439823335</text:p>
          </table:table-cell>
          <table:table-cell office:value-type="float" office:value="0.00368052999631946" calcext:value-type="float">
            <text:p>0.00368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242428720745205" calcext:value-type="float">
            <text:p>0.2424287207</text:p>
          </table:table-cell>
          <table:table-cell/>
          <table:table-cell table:formula="of:=AVERAGE([.D2:.D6])" office:value-type="float" office:value="0.119644215433689" calcext:value-type="float">
            <text:p>0.1196442154</text:p>
          </table:table-cell>
          <table:table-cell/>
          <table:table-cell table:formula="of:=AVERAGE([.F2:.F6])" office:value-type="float" office:value="0.54158998895841" calcext:value-type="float">
            <text:p>0.54158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133256149006203" calcext:value-type="float">
            <text:p>0.0013325615</text:p>
          </table:table-cell>
          <table:table-cell/>
          <table:table-cell table:formula="of:=STDEV([.D2:.D6])" office:value-type="float" office:value="0.00355190687652576" calcext:value-type="float">
            <text:p>0.0035519069</text:p>
          </table:table-cell>
          <table:table-cell/>
          <table:table-cell table:formula="of:=STDEV([.F2:.F6])" office:value-type="float" office:value="0.0128982754590322" calcext:value-type="float">
            <text:p>0.01289827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1:52:59.558312966</dc:date>
    <dc:creator>Surender Kumar</dc:creator>
    <meta:editing-duration>PT2M18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